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text-properties fo:font-style="italic" fo:font-weight="bold" officeooo:rsid="00196b33" officeooo:paragraph-rsid="008a39c3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204bde" officeooo:paragraph-rsid="009caef5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normal" officeooo:rsid="009150d0" officeooo:paragraph-rsid="008a39c3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96b33" officeooo:paragraph-rsid="008a39c3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196b33" officeooo:paragraph-rsid="00883f1d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196b33" officeooo:paragraph-rsid="009caef5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8b04dc" officeooo:paragraph-rsid="008a39c3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9ab7c8" officeooo:paragraph-rsid="00a8349b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9ab7c8" officeooo:paragraph-rsid="00ac51c4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9ab7c8" officeooo:paragraph-rsid="00ac535e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normal" fo:font-weight="bold" officeooo:rsid="00196b33" officeooo:paragraph-rsid="008a39c3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normal" officeooo:rsid="00196b33" officeooo:paragraph-rsid="00883f1d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204bde" officeooo:paragraph-rsid="0062afd0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204bde" officeooo:paragraph-rsid="009ab7c8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9ab7c8" officeooo:paragraph-rsid="00a8349b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aabf71" officeooo:paragraph-rsid="00ac535e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aabf71" officeooo:paragraph-rsid="00ae7b18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a99008" officeooo:paragraph-rsid="00a8349b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105" style:family="paragraph" style:parent-style-name="Standard">
      <style:text-properties fo:font-style="italic" fo:font-weight="normal" officeooo:rsid="009ab7c8" officeooo:paragraph-rsid="00a8349b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normal" fo:font-weight="bold" officeooo:rsid="009ab7c8" officeooo:paragraph-rsid="00a8349b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normal" officeooo:rsid="009ab7c8" officeooo:paragraph-rsid="00a8349b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9ab7c8" officeooo:paragraph-rsid="00b00677" style:font-style-asian="normal" style:font-weight-asian="normal" style:font-style-complex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officeooo:rsid="000a5bca"/>
    </style:style>
    <style:style style:name="T35" style:family="text">
      <style:text-properties officeooo:rsid="000c49fe"/>
    </style:style>
    <style:style style:name="T36" style:family="text">
      <style:text-properties officeooo:rsid="000e1e6f"/>
    </style:style>
    <style:style style:name="T37" style:family="text">
      <style:text-properties officeooo:rsid="0017dbf1"/>
    </style:style>
    <style:style style:name="T38" style:family="text">
      <style:text-properties officeooo:rsid="001a40d6"/>
    </style:style>
    <style:style style:name="T39" style:family="text">
      <style:text-properties officeooo:rsid="001fdd7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96b33" style:font-weight-asian="bold" style:font-weight-complex="bold"/>
    </style:style>
    <style:style style:name="T42" style:family="text">
      <style:text-properties fo:font-weight="bold" officeooo:rsid="00204bde" style:font-weight-asian="bold" style:font-weight-complex="bold"/>
    </style:style>
    <style:style style:name="T43" style:family="text">
      <style:text-properties officeooo:rsid="00204bde"/>
    </style:style>
    <style:style style:name="T44" style:family="text">
      <style:text-properties officeooo:rsid="001ec69d"/>
    </style:style>
    <style:style style:name="T45" style:family="text">
      <style:text-properties officeooo:rsid="000f7824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18fc56"/>
    </style:style>
    <style:style style:name="T48" style:family="text">
      <style:text-properties officeooo:rsid="0030c882"/>
    </style:style>
    <style:style style:name="T49" style:family="text">
      <style:text-properties officeooo:rsid="00383690"/>
    </style:style>
    <style:style style:name="T50" style:family="text">
      <style:text-properties officeooo:rsid="00458426"/>
    </style:style>
    <style:style style:name="T51" style:family="text">
      <style:text-properties officeooo:rsid="00464044"/>
    </style:style>
    <style:style style:name="T52" style:family="text">
      <style:text-properties officeooo:rsid="00521e03"/>
    </style:style>
    <style:style style:name="T53" style:family="text">
      <style:text-properties officeooo:rsid="007ec136"/>
    </style:style>
    <style:style style:name="T54" style:family="text">
      <style:text-properties officeooo:rsid="007fdbd8"/>
    </style:style>
    <style:style style:name="T55" style:family="text">
      <style:text-properties officeooo:rsid="0081d860"/>
    </style:style>
    <style:style style:name="T56" style:family="text">
      <style:text-properties officeooo:rsid="0007b186"/>
    </style:style>
    <style:style style:name="T57" style:family="text">
      <style:text-properties officeooo:rsid="00861065"/>
    </style:style>
    <style:style style:name="T58" style:family="text">
      <style:text-properties officeooo:rsid="009819dd"/>
    </style:style>
    <style:style style:name="T59" style:family="text">
      <style:text-properties officeooo:rsid="0098bc3d"/>
    </style:style>
    <style:style style:name="T60" style:family="text">
      <style:text-properties officeooo:rsid="009ab7c8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9316c7" style:font-style-asian="normal" style:font-style-complex="normal"/>
    </style:style>
    <style:style style:name="T63" style:family="text">
      <style:text-properties fo:font-style="normal" officeooo:rsid="00947b38" style:font-style-asian="normal" style:font-style-complex="normal"/>
    </style:style>
    <style:style style:name="T64" style:family="text">
      <style:text-properties fo:font-style="normal" officeooo:rsid="00966776" style:font-style-asian="normal" style:font-style-complex="normal"/>
    </style:style>
    <style:style style:name="T65" style:family="text">
      <style:text-properties fo:font-style="normal" officeooo:rsid="00953cf2" style:font-style-asian="normal" style:font-style-complex="normal"/>
    </style:style>
    <style:style style:name="T66" style:family="text">
      <style:text-properties fo:font-style="normal" officeooo:rsid="008b04dc" style:font-style-asian="normal" style:font-style-complex="normal"/>
    </style:style>
    <style:style style:name="T67" style:family="text">
      <style:text-properties fo:font-style="normal" officeooo:rsid="00a99008" style:font-style-asian="normal" style:font-style-complex="normal"/>
    </style:style>
    <style:style style:name="T68" style:family="text">
      <style:text-properties fo:font-style="normal" officeooo:rsid="00aabf71" style:font-style-asian="normal" style:font-style-complex="normal"/>
    </style:style>
    <style:style style:name="T69" style:family="text">
      <style:text-properties fo:font-style="normal" officeooo:rsid="00ac38fa" style:font-style-asian="normal" style:font-style-complex="normal"/>
    </style:style>
    <style:style style:name="T70" style:family="text">
      <style:text-properties fo:font-style="normal" fo:font-weight="normal" officeooo:rsid="008c6948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8dcdb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8fa49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9150d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officeooo:rsid="00204bde" style:font-style-asian="normal" style:font-weight-asian="bold" style:font-style-complex="normal" style:font-weight-complex="bold"/>
    </style:style>
    <style:style style:name="T75" style:family="text">
      <style:text-properties officeooo:rsid="00ae7b18"/>
    </style:style>
    <style:style style:name="T76" style:family="text">
      <style:text-properties officeooo:rsid="00a990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4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35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35">_Char_numbers</text:span></text:p>
      <text:p text:style-name="P22"><text:tab/>5_Hex_numbers</text:p>
      <text:p text:style-name="P7"><text:span text:style-name="T8"><text:tab/></text:span><text:span text:style-name="T37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36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36">(4 simple examples)</text:span></text:p>
      <text:p text:style-name="P40"><text:tab/>2_Pin_Change_Interrupt<text:tab/><text:span text:style-name="T36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36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45">7</text:span>_Some_arithmetic</text:p>
      <text:p text:style-name="P41"><text:tab/><text:span text:style-name="T46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99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38">All OK</text:span></text:p>
      <text:p text:style-name="P52"><text:tab/><text:tab/><text:tab/><text:span text:style-name="T49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49">0_project_zero_C <text:s text:c="4"/></text:span></text:p>
      <text:p text:style-name="P53"><text:tab/><text:tab/><text:tab/><text:tab/><text:tab/><text:span text:style-name="T49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39">All OK</text:span></text:p>
      <text:p text:style-name="P54"><text:tab/><text:tab/><text:tab/><text:span text:style-name="T50">PDF files<text:tab/>All OK Printed on A3</text:span></text:p>
      <text:p text:style-name="P54"><text:tab/><text:tab/><text:tab/><text:span text:style-name="T53">No image files: Supply PDF and hex files.</text:span></text:p>
      <text:p text:style-name="P54"/>
      <text:p text:style-name="P30">3_Receiver_Transmitter_Basic<text:tab/><text:tab/><text:span text:style-name="T54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4">Hex Files<text:tab/>All OK</text:span></text:p>
      <text:p text:style-name="P58"><text:tab/><text:tab/><text:span text:style-name="T51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4">Hex Files<text:tab/>All OK</text:span></text:p>
      <text:p text:style-name="P60"><text:tab/><text:tab/><text:span text:style-name="T51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4">Hex Files<text:tab/>All OK</text:span></text:p>
      <text:p text:style-name="P62"><text:tab/><text:tab/><text:span text:style-name="T51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4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4">Hex File<text:tab/>OK</text:span></text:p>
      <text:p text:style-name="P66"><text:tab/><text:span text:style-name="T52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4">Hex File<text:tab/>OK</text:span></text:p>
      <text:p text:style-name="P65"><text:tab/><text:span text:style-name="T52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4">Hex File<text:tab/>OK</text:span></text:p>
      <text:p text:style-name="P64"><text:tab/><text:span text:style-name="T52">PDF file<text:tab/>OK</text:span></text:p>
      <text:p text:style-name="P47"/>
      <text:p text:style-name="P47"><text:tab/><text:span text:style-name="T40">8_Integer_numbers</text:span></text:p>
      <text:p text:style-name="P47"><text:span text:style-name="T40"><text:tab/><text:tab/></text:span><text:span text:style-name="T43">Comments OK</text:span></text:p>
      <text:p text:style-name="P63"><text:tab/><text:span text:style-name="T44">Hex File<text:tab/>OK</text:span></text:p>
      <text:p text:style-name="P63"><text:tab/><text:span text:style-name="T52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55">Image files ALL OK</text:span></text:p>
      <text:p text:style-name="P9"/>
      <text:p text:style-name="P9"><text:tab/>1_Segment_driver</text:p>
      <text:p text:style-name="P48"><text:span text:style-name="T40"><text:tab/><text:tab/></text:span><text:span text:style-name="T43">Comments OK</text:span></text:p>
      <text:p text:style-name="P49"><text:tab/><text:tab/><text:span text:style-name="T44">Hex File<text:tab/>OK</text:span></text:p>
      <text:p text:style-name="P50"><text:tab/><text:tab/><text:span text:style-name="T52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55">Image files all OK</text:span></text:p>
      <text:p text:style-name="P11"><text:tab/></text:p>
      <text:p text:style-name="P11"><text:tab/>1_Interrupt_basic</text:p>
      <text:p text:style-name="P13"><text:tab/><text:span text:style-name="T47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4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7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56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B_Prime_factors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C_Prime_Num_array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D_Prime_Factors_fast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E_Prime_numbers_extra</text:p>
      <text:p text:style-name="P68"><text:soft-page-break/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43"/>
      <text:p text:style-name="P35">7_Timers<text:tab/><text:span text:style-name="T15"><text:tab/><text:tab/></text:span><text:span text:style-name="T55">Image files ALL OK</text:span></text:p>
      <text:p text:style-name="P38"/>
      <text:p text:style-name="P38"/>
      <text:p text:style-name="P100">7A_String_only_clock</text:p>
      <text:p text:style-name="P102"><text:tab/>Comments<text:tab/>OK</text:p>
      <text:p text:style-name="P103"><text:tab/><text:span text:style-name="T44">Hex File<text:tab/>OK</text:span></text:p>
      <text:p text:style-name="P104"><text:tab/><text:span text:style-name="T52">PDF file<text:tab/>OK</text:span></text:p>
      <text:p text:style-name="P100"/>
      <text:p text:style-name="P100">7B_calculator_based_clock</text:p>
      <text:p text:style-name="P102"><text:tab/>Comments<text:tab/>OK</text:p>
      <text:p text:style-name="P103"><text:tab/><text:span text:style-name="T44">Hex File<text:tab/>OK</text:span></text:p>
      <text:p text:style-name="P104"><text:tab/><text:span text:style-name="T52">PDF file<text:tab/>OK</text:span></text:p>
      <text:p text:style-name="P100"/>
      <text:p text:style-name="P100">7C_mini_OS_clock</text:p>
      <text:p text:style-name="P102"><text:tab/>Comments<text:tab/>OK</text:p>
      <text:p text:style-name="P103"><text:tab/><text:span text:style-name="T44">Hex File<text:tab/>OK</text:span></text:p>
      <text:p text:style-name="P104"><text:tab/><text:span text:style-name="T52">PDF file<text:tab/>OK<text:tab/><text:tab/>No typing needed</text:span></text:p>
      <text:p text:style-name="P100"/>
      <text:p text:style-name="P100">7D_mini_OS_clock_with_adjustment</text:p>
      <text:p text:style-name="P102"><text:tab/>Comments<text:tab/>OK</text:p>
      <text:p text:style-name="P103"><text:tab/><text:span text:style-name="T44">Hex File<text:tab/>OK</text:span></text:p>
      <text:p text:style-name="P104"><text:tab/><text:span text:style-name="T52">PDF file<text:tab/>OK<text:tab/><text:tab/>Only type in timer_utoa()</text:span></text:p>
      <text:p text:style-name="P100"/>
      <text:p text:style-name="P100">7E_Stand_a_lone_clock</text:p>
      <text:p text:style-name="P102"><text:tab/>Comments<text:tab/>OK</text:p>
      <text:p text:style-name="P103"><text:tab/><text:span text:style-name="T44">Hex File<text:tab/>OK</text:span></text:p>
      <text:p text:style-name="P104"><text:tab/><text:span text:style-name="T52">PDF file<text:tab/>OK</text:span></text:p>
      <text:p text:style-name="P104"/>
      <text:p text:style-name="P100">7F_Stop_watch</text:p>
      <text:p text:style-name="P102"><text:tab/>Comments<text:tab/>OK</text:p>
      <text:p text:style-name="P103"><text:tab/><text:span text:style-name="T44">Hex File<text:tab/>OK</text:span></text:p>
      <text:p text:style-name="P104"><text:tab/><text:span text:style-name="T52">PDF file<text:tab/>OK<text:tab/><text:tab/>No typing needed</text:span></text:p>
      <text:p text:style-name="P101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55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/>
      <text:p text:style-name="P31"/>
      <text:p text:style-name="P31"/>
      <text:p text:style-name="P31"/>
      <text:p text:style-name="P36">Final checks</text:p>
      <text:p text:style-name="P78"/>
      <text:p text:style-name="P36"><text:span text:style-name="T3"><text:tab/></text:span><text:span text:style-name="T56">0_project_zero</text:span></text:p>
      <text:p text:style-name="P31"><text:tab/><text:span text:style-name="T3"><text:tab/></text:span><text:span text:style-name="T28">Hex files<text:tab/><text:tab/><text:tab/></text:span><text:span text:style-name="T29">All OK</text:span></text:p>
      <text:p text:style-name="P72"><text:tab/><text:tab/><text:span text:style-name="T57">PDF files<text:tab/><text:tab/><text:tab/>Not checked</text:span></text:p>
      <text:p text:style-name="P72"><text:tab/><text:tab/><text:span text:style-name="T57">Image files<text:tab/><text:tab/><text:tab/>All OK</text:span></text:p>
      <text:p text:style-name="P72"/>
      <text:p text:style-name="P73"><text:tab/><text:span text:style-name="T41">1_first_project</text:span></text:p>
      <text:p text:style-name="P34"><text:span text:style-name="T28"><text:tab/><text:tab/>Hex files<text:tab/><text:tab/><text:tab/></text:span><text:span text:style-name="T29">All OK</text:span></text:p>
      <text:p text:style-name="P73"><text:tab/><text:tab/><text:span text:style-name="T57">PDF files<text:tab/><text:tab/><text:tab/>Not checked</text:span></text:p>
      <text:p text:style-name="P73"><text:tab/><text:tab/><text:span text:style-name="T57">Image files<text:tab/><text:tab/><text:tab/>All OK</text:span></text:p>
      <text:p text:style-name="P73"/>
      <text:p text:style-name="P29">2_binary_and_bit_operations</text:p>
      <text:p text:style-name="P29"><text:tab/>0_Bitwise_logic</text:p>
      <text:p text:style-name="P29"><text:tab/><text:tab/><text:span text:style-name="T70">Arduino<text:tab/><text:tab/><text:tab/>subroutine ‘op’ removed </text:span><text:span text:style-name="T71">add comment re ‘}’</text:span></text:p>
      <text:p text:style-name="P91"><text:span text:style-name="T31"><text:tab/><text:tab/></text:span><text:span text:style-name="T32">pdf file<text:tab/><text:tab/><text:tab/><text:tab/>shows complete project</text:span></text:p>
      <text:p text:style-name="P91"><text:span text:style-name="T31"><text:tab/><text:tab/></text:span><text:span text:style-name="T32">Image file<text:tab/><text:tab/><text:tab/>Shows subroutine ‘op’</text:span></text:p>
      <text:p text:style-name="P91"><text:tab/><text:tab/><text:span text:style-name="T30">Hex_file<text:tab/><text:tab/><text:tab/>OK</text:span></text:p>
      <text:p text:style-name="P87"/>
      <text:p text:style-name="P81"><text:span text:style-name="T30"><text:tab/></text:span><text:span text:style-name="T66">1_ones_processor</text:span></text:p>
      <text:p text:style-name="P81"><text:tab/><text:tab/><text:span text:style-name="T72">C file<text:tab/><text:tab/><text:tab/><text:tab/>No change</text:span></text:p>
      <text:p text:style-name="P81"><text:span text:style-name="T33"><text:tab/><text:tab/></text:span><text:span text:style-name="T73">pdf file<text:tab/><text:tab/><text:tab/><text:tab/>No change</text:span></text:p>
      <text:p text:style-name="P83"><text:tab/><text:tab/><text:span text:style-name="T61">Image files<text:tab/><text:tab/><text:tab/>No change</text:span></text:p>
      <text:p text:style-name="P81"><text:tab/><text:tab/><text:span text:style-name="T72">Hex_file<text:tab/><text:tab/><text:tab/>OK</text:span></text:p>
      <text:p text:style-name="P81"><text:tab/><text:tab/></text:p>
      <text:p text:style-name="P84"><text:tab/><text:tab/></text:p>
      <text:p text:style-name="P92"><text:tab/><text:span text:style-name="T40">2_Shift_bits</text:span></text:p>
      <text:p text:style-name="P85"><text:tab/><text:tab/><text:span text:style-name="T63">Arduino<text:tab/><text:tab/><text:tab/>Subroutine ‘logical op’ removed</text:span></text:p>
      <text:p text:style-name="P85"><text:tab/><text:tab/><text:span text:style-name="T65">C file<text:tab/><text:tab/><text:tab/><text:tab/>No change</text:span></text:p>
      <text:p text:style-name="P85"><text:tab/><text:tab/><text:span text:style-name="T64">Image file <text:tab/><text:tab/><text:tab/>Shows subroutine ‘logical_op’ </text:span></text:p>
      <text:p text:style-name="P92"><text:tab/><text:tab/><text:span text:style-name="T58">pdf file<text:tab/><text:tab/><text:tab/><text:tab/>No change</text:span></text:p>
      <text:p text:style-name="P86"><text:tab/><text:tab/><text:span text:style-name="T62">Hex file <text:tab/><text:tab/><text:tab/>OK</text:span></text:p>
      <text:p text:style-name="P82"><text:soft-page-break/></text:p>
      <text:p text:style-name="P86"><text:span text:style-name="T42"><text:tab/></text:span><text:span text:style-name="T74">3_Char_to_binary</text:span></text:p>
      <text:p text:style-name="P93"><text:tab/><text:tab/><text:span text:style-name="T58">Arduino<text:tab/><text:tab/><text:tab/>Main routine removed</text:span></text:p>
      <text:p text:style-name="P93"><text:tab/><text:tab/><text:span text:style-name="T59">C file<text:tab/><text:tab/><text:tab/><text:tab/>No change</text:span></text:p>
      <text:p text:style-name="P93"><text:tab/><text:tab/><text:span text:style-name="T59">pdf file<text:tab/><text:tab/><text:tab/><text:tab/>OK</text:span></text:p>
      <text:p text:style-name="P94"><text:tab/><text:tab/><text:span text:style-name="T60">Image file<text:tab/><text:tab/><text:tab/>Shows main routine<text:tab/></text:span></text:p>
      <text:p text:style-name="P88"><text:tab/><text:tab/><text:span text:style-name="T61">Hex file<text:tab/><text:tab/><text:tab/>No change</text:span></text:p>
      <text:p text:style-name="P95"/>
      <text:p text:style-name="P95"/>
      <text:p text:style-name="P106">3_Receiver_Transmitter_Basic</text:p>
      <text:p text:style-name="P88"><text:span text:style-name="T61"><text:tab/>1_askii_code<text:tab/><text:tab/></text:span><text:span text:style-name="T67">C_files, pdf_files and image files <text:tab/></text:span><text:span text:style-name="T69">and HEX files<text:tab/><text:tab/></text:span><text:span text:style-name="T67">OK</text:span></text:p>
      <text:p text:style-name="P89"><text:span text:style-name="T67"><text:tab/>2_Bin_to_String<text:tab/> C_files, pdf_files and image files<text:tab/></text:span><text:span text:style-name="T69">and HEX files<text:tab/><text:tab/></text:span><text:span text:style-name="T68">OK</text:span></text:p>
      <text:p text:style-name="P90"><text:span text:style-name="T67"><text:tab/>3_String_to_Bin<text:tab/> C_files, pdf_files and image files<text:tab/></text:span><text:span text:style-name="T69">and HEX files<text:tab/><text:tab/></text:span><text:span text:style-name="T68">OK</text:span></text:p>
      <text:p text:style-name="P96"><text:tab/>4_Char_numbers<text:tab/><text:tab/><text:tab/><text:tab/><text:span text:style-name="T75">ALL OK</text:span></text:p>
      <text:p text:style-name="P97"><text:tab/>5_Hex_numbers<text:tab/><text:tab/><text:tab/><text:tab/><text:span text:style-name="T75">ALL OK</text:span></text:p>
      <text:p text:style-name="P97"><text:tab/>6_Simple_division<text:tab/><text:tab/><text:tab/><text:tab/><text:span text:style-name="T75">ALL OK</text:span></text:p>
      <text:p text:style-name="P97"><text:tab/>7_Screen_saver<text:tab/><text:tab/><text:tab/><text:tab/><text:span text:style-name="T75">ALL OK</text:span></text:p>
      <text:p text:style-name="P97"><text:tab/>8_Integer_numbers<text:tab/><text:tab/><text:tab/><text:tab/><text:span text:style-name="T75">ALL OK</text:span></text:p>
      <text:p text:style-name="P98"/>
      <text:p text:style-name="P106">4_Display_Driver_Basic</text:p>
      <text:p text:style-name="P95"/>
      <text:p text:style-name="P108"><text:tab/>1_Segment_driver<text:tab/><text:tab/><text:span text:style-name="T76">C_files, pdf_files and image files <text:tab/>and HEX files<text:tab/><text:tab/>OK</text:span></text:p>
      <text:p text:style-name="P108"><text:tab/>2_Segment_driver<text:tab/><text:tab/><text:span text:style-name="T76">C_files, pdf_files and image files <text:tab/>and HEX files<text:tab/><text:tab/>OK</text:span></text:p>
      <text:p text:style-name="P108"><text:tab/>3_Numerical_entry<text:tab/><text:tab/><text:span text:style-name="T76">C_files, pdf_files and image files <text:tab/>and HEX files<text:tab/><text:tab/>OK</text:span></text:p>
      <text:p text:style-name="P108"><text:tab/>4_Num_from_KBD<text:tab/><text:tab/><text:span text:style-name="T76">C_files, pdf_files and image files <text:tab/>and HEX files<text:tab/><text:tab/>OK</text:span></text:p>
      <text:p text:style-name="P108"><text:tab/>5_Moving_display<text:tab/><text:tab/><text:span text:style-name="T76">C_files, pdf_files and image files <text:tab/>and HEX files<text:tab/><text:tab/>OK</text:span></text:p>
      <text:p text:style-name="P108"><text:tab/>6_Random_num_display<text:tab/><text:span text:style-name="T76">C_files, pdf_files and image files <text:tab/>and HEX files<text:tab/><text:tab/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28T17:32:43.027000000</dc:date>
    <meta:editing-duration>P1DT8H40M50S</meta:editing-duration>
    <meta:editing-cycles>114</meta:editing-cycles>
    <meta:document-statistic meta:table-count="0" meta:image-count="0" meta:object-count="0" meta:page-count="8" meta:paragraph-count="298" meta:word-count="911" meta:character-count="6638" meta:non-whitespace-character-count="5432"/>
  </office:meta>
</office:document-meta>
</file>